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edcc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bee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7499" officeooo:paragraph-rsid="00127499"/>
    </style:style>
    <style:style style:name="P2" style:family="paragraph" style:parent-style-name="Standard">
      <style:text-properties officeooo:rsid="00137c0c" officeooo:paragraph-rsid="00137c0c"/>
    </style:style>
    <style:style style:name="P3" style:family="paragraph" style:parent-style-name="Standard">
      <style:text-properties officeooo:rsid="00144c0b" officeooo:paragraph-rsid="00144c0b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16" officeooo:paragraph-rsid="001b0e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459" officeooo:paragraph-rsid="00197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e16" officeooo:paragraph-rsid="001b0e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30f" officeooo:paragraph-rsid="0017f3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 style:list-style-name="L1">
      <style:text-properties officeooo:rsid="00137c0c" officeooo:paragraph-rsid="00137c0c"/>
    </style:style>
    <style:style style:name="P17" style:family="paragraph" style:parent-style-name="Standard">
      <style:text-properties fo:color="#ffffff" fo:font-weight="normal" officeooo:rsid="00137c0c" officeooo:paragraph-rsid="00137c0c" style:font-weight-asian="normal" style:font-weight-complex="normal"/>
    </style:style>
    <style:style style:name="P18" style:family="paragraph" style:parent-style-name="Standard">
      <style:text-properties fo:font-weight="normal" officeooo:rsid="00137c0c" officeooo:paragraph-rsid="00137c0c" style:font-weight-asian="normal" style:font-weight-complex="normal"/>
    </style:style>
    <style:style style:name="P19" style:family="paragraph" style:parent-style-name="Standard">
      <style:text-properties fo:font-weight="normal" officeooo:rsid="00144c0b" officeooo:paragraph-rsid="00144c0b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44c0b" officeooo:paragraph-rsid="00144c0b" style:font-weight-asian="normal" style:font-weight-complex="normal"/>
    </style:style>
    <style:style style:name="P21" style:family="paragraph" style:parent-style-name="Standard" style:list-style-name="L2">
      <style:text-properties officeooo:rsid="00144c0b" officeooo:paragraph-rsid="00144c0b"/>
    </style:style>
    <style:style style:name="P22" style:family="paragraph" style:parent-style-name="Standard" style:list-style-name="L2">
      <style:text-properties fo:font-weight="bold" officeooo:rsid="00144c0b" officeooo:paragraph-rsid="00144c0b" style:font-weight-asian="bold" style:font-weight-complex="bold"/>
    </style:style>
    <style:style style:name="P23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b6b6" officeooo:paragraph-rsid="0029b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30f" officeooo:paragraph-rsid="0017f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ef0" officeooo:paragraph-rsid="00187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fa2" officeooo:paragraph-rsid="001b9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c4f" officeooo:paragraph-rsid="001ba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14b" officeooo:paragraph-rsid="001dd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cd0" officeooo:paragraph-rsid="001e8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428" officeooo:paragraph-rsid="001f5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458" officeooo:paragraph-rsid="0022c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8df" officeooo:paragraph-rsid="0023c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25a" officeooo:paragraph-rsid="00242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5d2" officeooo:paragraph-rsid="00260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4925" officeooo:paragraph-rsid="0027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61f" officeooo:paragraph-rsid="00275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d83" officeooo:paragraph-rsid="00283d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6b6" officeooo:paragraph-rsid="0029b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6f0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fb9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3fe" officeooo:paragraph-rsid="0031d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85c" officeooo:paragraph-rsid="0031d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f11" officeooo:paragraph-rsid="00320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a91" officeooo:paragraph-rsid="0034c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a2f" officeooo:paragraph-rsid="00389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6f" officeooo:paragraph-rsid="003a2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ad5b6" officeooo:paragraph-rsid="001ad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5475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3c5a" style:font-weight-asian="normal" style:font-weight-complex="normal"/>
    </style:style>
    <style:style style:name="T6" style:family="text">
      <style:text-properties fo:font-weight="normal" officeooo:rsid="00306a4c" style:font-weight-asian="normal" style:font-weight-complex="normal"/>
    </style:style>
    <style:style style:name="T7" style:family="text">
      <style:text-properties fo:font-weight="normal" officeooo:rsid="003a2a6f" style:font-weight-asian="normal" style:font-weight-complex="normal"/>
    </style:style>
    <style:style style:name="T8" style:family="text">
      <style:text-properties fo:font-weight="normal" officeooo:rsid="003aad45" style:font-weight-asian="normal" style:font-weight-complex="normal"/>
    </style:style>
    <style:style style:name="T9" style:family="text">
      <style:text-properties officeooo:rsid="00197459"/>
    </style:style>
    <style:style style:name="T10" style:family="text">
      <style:text-properties fo:color="#0066b3" fo:font-weight="bold" style:font-weight-asian="bold" style:font-weight-complex="bold"/>
    </style:style>
    <style:style style:name="T11" style:family="text">
      <style:text-properties fo:color="#ed1c24"/>
    </style:style>
    <style:style style:name="T12" style:family="text">
      <style:text-properties fo:color="#ed1c24" fo:font-weight="bold" style:font-weight-asian="bold" style:font-weight-complex="bold"/>
    </style:style>
    <style:style style:name="T13" style:family="text">
      <style:text-properties fo:color="#ed1c24" officeooo:rsid="001c343a"/>
    </style:style>
    <style:style style:name="T14" style:family="text">
      <style:text-properties fo:color="#ed1c24" officeooo:rsid="00213f5a"/>
    </style:style>
    <style:style style:name="T15" style:family="text">
      <style:text-properties fo:color="#ed1c24" officeooo:rsid="0023db07"/>
    </style:style>
    <style:style style:name="T16" style:family="text">
      <style:text-properties fo:color="#ed1c24" officeooo:rsid="0026eaa7"/>
    </style:style>
    <style:style style:name="T17" style:family="text">
      <style:text-properties fo:color="#ed1c24" fo:font-weight="normal" style:font-weight-asian="normal" style:font-weight-complex="normal"/>
    </style:style>
    <style:style style:name="T18" style:family="text">
      <style:text-properties fo:color="#ed1c24" fo:font-weight="normal" officeooo:rsid="00306a4c" style:font-weight-asian="normal" style:font-weight-complex="normal"/>
    </style:style>
    <style:style style:name="T19" style:family="text">
      <style:text-properties fo:color="#ed1c24" fo:font-weight="normal" officeooo:rsid="00348b5b" style:font-weight-asian="normal" style:font-weight-complex="normal"/>
    </style:style>
    <style:style style:name="T20" style:family="text">
      <style:text-properties fo:color="#ed1c24" officeooo:rsid="003aad45"/>
    </style:style>
    <style:style style:name="T21" style:family="text">
      <style:text-properties officeooo:rsid="002a5475"/>
    </style:style>
    <style:style style:name="T22" style:family="text">
      <style:text-properties officeooo:rsid="003aa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ípios da </text:span><text:span text:style-name="T3">Previdência Social</text:span>:</text:p>
      <text:list xml:id="list2634974014" text:style-name="L1">
        <text:list-item>
          <text:p text:style-name="P16"><text:span text:style-name="T1">universalidade</text:span> de participação nos planos previdenciários;</text:p>
        </text:list-item>
        <text:list-item>
          <text:p text:style-name="P16"><text:span text:style-name="T1">uniformidade e equivalência</text:span> dos benefícios e serviços às populações urbanas e rurais;</text:p>
        </text:list-item>
        <text:list-item>
          <text:p text:style-name="P16"><text:span text:style-name="T1">seletividade e distributividade</text:span> na prestação dos benefícios;</text:p>
        </text:list-item>
        <text:list-item>
          <text:p text:style-name="P16">cálculo dos benefícios considerando-se os <text:span text:style-name="T1">salários de contribuição corrigidos monetariamente</text:span>;</text:p>
        </text:list-item>
        <text:list-item>
          <text:p text:style-name="P16"><text:span text:style-name="T1">irredutibilidade do valor dos benefícios</text:span>, de forma a <text:span text:style-name="T1">preservar-lhe o poder aquisitivo</text:span>;</text:p>
        </text:list-item>
        <text:list-item>
          <text:p text:style-name="P16">valor da renda mensal dos <text:span text:style-name="T1">benefícios substitutos</text:span> <text:span text:style-name="T1">do salário de contribuição </text:span>ou do rendimento do trabalho do segurado <text:span text:style-name="T1">não inferior ao salário mínimo</text:span>; e</text:p>
        </text:list-item>
        <text:list-item>
          <text:p text:style-name="P16">caráter <text:span text:style-name="T1">democrático e descentralizado</text:span> da administração, mediante <text:span text:style-name="T1">gestão quadripartite</text:span>, com participação dos trabalhores, dos empregadores, dos aposentados e do governo nos órgãos colegiados.</text:p>
        </text:list-item>
      </text:list>
      <text:p text:style-name="P2"/>
      <text:p text:style-name="P2">STJ: é <text:span text:style-name="T1">possível</text:span><text:span text:style-name="T4"> aplicar índices negativos de correção monetária aos benefícios previdenciários, </text:span><text:span text:style-name="T1">desde que preservado o valor </text:span><text:span text:style-name="T3">nominal</text:span><text:span text:style-name="T1"> do montante principal</text:span><text:span text:style-name="T4">.</text:span></text:p>
      <text:p text:style-name="P17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Princípios da <text:span text:style-name="T1">PREVIDÊNCIA SOCIAL</text:span></text:p>
          </table:table-cell>
          <table:table-cell table:style-name="Table1.B1" office:value-type="string">
            <text:p text:style-name="P13">Princípios da <text:span text:style-name="T1">SEGURIDADE SOCIAL</text:span></text:p>
          </table:table-cell>
        </table:table-row>
        <table:table-row>
          <table:table-cell table:style-name="Table1.A2" office:value-type="string">
            <text:p text:style-name="P4">Universalidade de participação nos planos previdenciários</text:p>
          </table:table-cell>
          <table:table-cell table:style-name="Table1.B2" office:value-type="string">
            <text:p text:style-name="P4">Universalidade da cobertura e do atendimento</text:p>
          </table:table-cell>
        </table:table-row>
        <table:table-row>
          <table:table-cell table:style-name="Table1.A2" office:value-type="string">
            <text:p text:style-name="P4">Cálculo dos benefícios considerando-se os salários de contribuição corrigidos monetariamente</text:p>
          </table:table-cell>
          <table:table-cell table:style-name="Table1.B2" office:value-type="string">
            <text:p text:style-name="P4">Equidade na forma de participação no custeio</text:p>
          </table:table-cell>
        </table:table-row>
        <table:table-row>
          <table:table-cell table:style-name="Table1.A2" office:value-type="string">
            <text:p text:style-name="P4">Valor da renda mensal dos benefícios substitutos do salário de contribuição ou do rendimento do trabalho do segurado não inferior ao salário mínimo</text:p>
          </table:table-cell>
          <table:table-cell table:style-name="Table1.B2" office:value-type="string">
            <text:p text:style-name="P4">Diversidade da base de financiamento</text:p>
          </table:table-cell>
        </table:table-row>
        <table:table-row>
          <table:table-cell table:style-name="Table1.A5" table:number-columns-spanned="2" office:value-type="string">
            <text:p text:style-name="P4">Uniformidade e equivalência dos benefícios e serviços às populações urbanas e rurai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4">Seletividade e distributividade na prestação dos serviç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4">Irredutibilidade do valor dos benefíci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4">Caráter democrático e descentralizado da administração, mediante gestão quadripartite, com participação dos trabalhadores, <text:s/>dos empregadores, dos aposentados e do governo nos órgãos colegiados</text:p>
          </table:table-cell>
          <table:covered-table-cell/>
        </table:table-row>
      </table:table>
      <text:p text:style-name="P18"/>
      <text:p text:style-name="P3"><text:span text:style-name="T4">Previdência Social abrange apenas o RGPS e o RPPS. A previdência </text:span><text:span text:style-name="T1">complementar</text:span><text:span text:style-name="T4"> </text:span><text:span text:style-name="T1">não</text:span><text:span text:style-name="T4"> está mais abrangida pela Previdência Social.</text:span></text:p>
      <text:p text:style-name="P19"/>
      <text:p text:style-name="P3"><text:span text:style-name="T4">O </text:span><text:span text:style-name="T1">RGPS</text:span><text:span text:style-name="T4"> garante a cobertura das seguintes situações:</text:span></text:p>
      <text:list xml:id="list921130779" text:style-name="L2">
        <text:list-item>
          <text:p text:style-name="P20">cobertura de eventos de doença, invalidez, morte e idade avançada;</text:p>
        </text:list-item>
        <text:list-item>
          <text:p text:style-name="P20">proteção à maternidade, especialmente à gestante;</text:p>
        </text:list-item>
        <text:list-item>
          <text:p text:style-name="P21"><text:span text:style-name="T4">proteção ao trabalhador em situação de desemprego </text:span><text:span text:style-name="T1">involuntário</text:span><text:span text:style-name="T4">;</text:span></text:p>
        </text:list-item>
        <text:list-item>
          <text:p text:style-name="P22">salário família<text:span text:style-name="T4"> e </text:span>auxílio reclusão<text:span text:style-name="T4"> para os segurados de </text:span>baixa renda<text:span text:style-name="T4">; e</text:span></text:p>
        </text:list-item>
        <text:list-item>
          <text:p text:style-name="P20">pensão por morte do segurado, homem ou mulher, <text:s/>ao cônjuge ou companheiro e dependentes.</text:p>
        </text:list-item>
      </text:list>
      <text:p text:style-name="P19"/>
      <table:table table:name="Table2" table:style-name="Table2" table:template-name="Default Style">
        <table:table-column table:style-name="Table2.A"/>
        <text:soft-page-break/>
        <table:table-row table:style-name="Table2.1">
          <table:table-cell table:style-name="Table2.A1" office:value-type="string">
            <text:p text:style-name="P6">SEGURADOS OBRIGATÓRIOS: <text:span text:style-name="T9">EMPREGADO</text:span></text:p>
            <text:p text:style-name="P6"/>
            <text:p text:style-name="P6">Empregado<text:span text:style-name="T4">:</text:span></text:p>
            <text:p text:style-name="P14"><text:span text:style-name="T4">Aquele que presta serviço de natureza urbana ou rural a </text:span>empresa<text:span text:style-name="T4">, em caráter </text:span>não eventual<text:span text:style-name="T4">, sob sua subordinação (</text:span>jurídica<text:span text:style-name="T4">) e mediante remuneração, inclusive como </text:span>diretor empregado<text:span text:style-name="T4">.</text:span></text:p>
            <text:list xml:id="list2921516937" text:style-name="L3">
              <text:list-item>
                <text:p text:style-name="P25">PF;</text:p>
              </text:list-item>
              <text:list-item>
                <text:p text:style-name="P25">não eventualidade;</text:p>
              </text:list-item>
              <text:list-item>
                <text:p text:style-name="P25">pessoalidade;</text:p>
              </text:list-item>
              <text:list-item>
                <text:p text:style-name="P25">subordinação jurídica;</text:p>
              </text:list-item>
              <text:list-item>
                <text:p text:style-name="P25">onerosidade.</text:p>
              </text:list-item>
            </text:list>
            <text:p text:style-name="P26"/>
            <text:p text:style-name="P11"><text:span text:style-name="T4">Tanto o brasileiro quanto o esrtangeiro domiciliado no Brasil que for contratado para serviço no exterior, em sucursal, será considerado </text:span>empregado<text:span text:style-name="T4">, desde que a empresa:</text:span></text:p>
            <text:list xml:id="list1769620670" text:style-name="L4">
              <text:list-item>
                <text:p text:style-name="P27">seja constituída sob as leis brasileiras; e</text:p>
              </text:list-item>
              <text:list-item>
                <text:p text:style-name="P27">tenha sede e administração no Brasil.</text:p>
              </text:list-item>
            </text:list>
            <text:p text:style-name="P26"/>
            <text:p text:style-name="P26">Missão diplomática ou repartição consular se equipara a uma empresa. Assim, brasileiros residentes, em regra, são contribuintes empregados. Mas há exceções:</text:p>
            <text:list xml:id="list1749339312" text:style-name="L5">
              <text:list-item>
                <text:p text:style-name="P28">não brasileiro sem residência permanente no Brasil; e</text:p>
              </text:list-item>
              <text:list-item>
                <text:p text:style-name="P28">brasileiro residente, mas amparado por legislação previdenciária do país da missão.</text:p>
              </text:list-item>
            </text:list>
            <text:p text:style-name="P26"/>
            <text:p text:style-name="P11"><text:span text:style-name="T4">Brasileiro civil que trabalha no exterior para a </text:span>União<text:span text:style-name="T4"> é empregado, mesmo que seja domiciliado e contratado no exterior. Só não será empregado se for amparado por RPPS.</text:span></text:p>
            <text:p text:style-name="P26"/>
            <text:p text:style-name="P12"><text:span text:style-name="T4">O </text:span>auxiliar local<text:span text:style-name="T4"> (brasileiro ou estrangeiro) que presta serviço à União no exterior só será segurado </text:span>empregado<text:span text:style-name="T4"> se ele não puder ser filiado ao sistema previdenciário local.</text:span></text:p>
            <text:p text:style-name="P29"/>
            <text:p text:style-name="P12"><text:span text:style-name="T4">Servidor ocupante </text:span>exclusivamente <text:span text:style-name="T4">de CC é segurado empregado.</text:span></text:p>
            <text:p text:style-name="P29"/>
            <text:p text:style-name="P12"><text:span text:style-name="T4">Servidor estadual ou municipal ocupante de cargo efetivo será segurado empregado somente se </text:span>não for amparado por RPPS<text:span text:style-name="T4">.</text:span></text:p>
            <text:p text:style-name="P29"/>
            <text:p text:style-name="P29">Os servidores temporários são segurados empregados.</text:p>
            <text:p text:style-name="P29"/>
            <text:p text:style-name="P12"><text:span text:style-name="T4">Trabalhador rural </text:span>empregado<text:span text:style-name="T4"> → contratado <text:s/>por Produtor Rural PF para realizar atividades temporárias (até 2 meses dentro de 1 ano).</text:span></text:p>
            <text:p text:style-name="P12"><text:span text:style-name="T4">Trabalhador rural </text:span>segurado especial<text:span text:style-name="T4"> → trabalha em regime de economia familiar.</text:span></text:p>
            <text:p text:style-name="P12"><text:span text:style-name="T4">Trabalhador rural </text:span>contribuinte individual<text:span text:style-name="T4"> → trabalhador autônomo (caráter eventual) que presta serviços a uma ou mais empresas, sem relação de emprego.</text:span></text:p>
            <text:p text:style-name="P29"/>
            <text:p text:style-name="P30">Aprendiz é segurado empregado.</text:p>
          </table:table-cell>
        </table:table-row>
      </table:table>
      <text:p text:style-name="P19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7">SEGURADO OBRIGATÓRIO: EMPREGADO DOMÉSTICO</text:p>
            <text:p text:style-name="P7"/>
            <text:p text:style-name="P8"><text:soft-page-break/>Empregado doméstico<text:span text:style-name="T4">:</text:span></text:p>
            <text:p text:style-name="P15"><text:span text:style-name="T4">PF que presta serviço de natureza </text:span>contínua<text:span text:style-name="T4">, mediante remuneração, </text:span>a pessoa ou família<text:span text:style-name="T4">, no âmbito </text:span>residencial<text:span text:style-name="T4"> desta, em </text:span>atividade sem fins lucrativos<text:span text:style-name="T4">.</text:span></text:p>
            <text:p text:style-name="P63"/>
            <text:p text:style-name="P15"><text:span text:style-name="T4">LC 150/2015, Art. 1º Ao empregado doméstico, assim considerado aquele que presta serviços de forma contínua, subordinada, onerosa e pessoal e de finalidade não lucrativa à pessoa ou à família, no âmbito residencial destas, </text:span>por mais de 2 dias por semana<text:span text:style-name="T4">, aplica-se o disposto nesta Lei.</text:span></text:p>
          </table:table-cell>
        </table:table-row>
      </table:table>
      <text:p text:style-name="P19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9">SEGURADO OBRIGATÓRIO: CONTRIBUINTE INDIVIDUAL</text:p>
            <text:p text:style-name="P5"/>
            <text:p text:style-name="P10">Contribuinte individual<text:span text:style-name="T4">:</text:span></text:p>
            <text:list xml:id="list731703449" text:style-name="L6">
              <text:list-item>
                <text:p text:style-name="P23"><text:span text:style-name="T4">quem presta serviço de natureza urbana ou rural, em caráter </text:span>eventual<text:span text:style-name="T4">, a uma ou mais </text:span>empresas<text:span text:style-name="T4">, </text:span>sem relação de emprego<text:span text:style-name="T4">;</text:span></text:p>
              </text:list-item>
              <text:list-item>
                <text:p text:style-name="P23"><text:span text:style-name="T4">a PF que exerce, por conta própria, atividade econômica de natureza </text:span>urbana, com fins lucrativos ou não<text:span text:style-name="T4">;</text:span></text:p>
              </text:list-item>
              <text:list-item>
                <text:p text:style-name="P23"><text:span text:style-name="T4">PF, proprietária ou não, que explora </text:span>atividade agropecuária<text:span text:style-name="T4">, a qualquer título, em caráter permanente ou temporário, em área, contínua ou descontínua, </text:span>superior a 4 módulos fiscais<text:span text:style-name="T4">; ou, quando em área igual ou inferior a 4 módulos fiscais ou atividade pesqueira ou extrativista, com auxílio de empregados ou por intermédio de prepostos;</text:span></text:p>
              </text:list-item>
              <text:list-item>
                <text:p text:style-name="P31">PF, proprietária ou não, que explora atividade de extração mineral, em caráter permanente ou temporário, diretamente ou por intermédio de prepostos, com ou sem o auxílio de empregados, utilizados a qualquer título, ainda que de forma não contínua;</text:p>
              </text:list-item>
              <text:list-item>
                <text:p text:style-name="P31">padres e afins;</text:p>
              </text:list-item>
              <text:list-item>
                <text:p text:style-name="P23"><text:span text:style-name="T4">brasileiro civil que trabalha no exterior para </text:span>OI <text:span text:style-name="T4">do qual o Brasil seja membro efetivo, ainda que lá domiciliado e contratado, <text:s/>salvo se abarcado por RPPS;</text:span></text:p>
              </text:list-item>
            </text:list>
            <text:p text:style-name="P32"/>
            <text:p text:style-name="P32">Brasileiro civil que trabalha, no exterior, <text:span text:style-name="T12">PARA A UNIÃO</text:span>, em OI que o Brasil seja membro → <text:span text:style-name="T12">EMPREGADO</text:span></text:p>
            <text:p text:style-name="P32">Brasileiro civil que trabalha, no exterior, <text:span text:style-name="T10">PARA OI</text:span><text:span text:style-name="T1"> </text:span>que o Brasil seja membro → <text:span text:style-name="T10">CONTRIBUINTE INDIVIDUAL</text:span></text:p>
            <text:p text:style-name="P33"><text:span text:style-name="T10"/></text:p>
            <text:list xml:id="list814901326" text:style-name="L7">
              <text:list-item>
                <text:p text:style-name="P34">titular de firma individual urbana ou rural;</text:p>
              </text:list-item>
              <text:list-item>
                <text:p text:style-name="P34">diretor <text:span text:style-name="T1">não empregado</text:span> e o membro de conselho da administração na SA;</text:p>
              </text:list-item>
              <text:list-item>
                <text:p text:style-name="P34">todos os sócios, nas sociedades em nome coletivo e de capital e indústria;</text:p>
              </text:list-item>
              <text:list-item>
                <text:p text:style-name="P34">sócio gerente, sócio cotista, administrador não empregado da <text:span text:style-name="T1">sociedade ltda</text:span>, urbana ou rural;</text:p>
              </text:list-item>
              <text:list-item>
                <text:p text:style-name="P34">diretor associado de cooperativa ou associação e o síndico de condomínio remunerado;</text:p>
              </text:list-item>
              <text:list-item>
                <text:p text:style-name="P35">aposentado nomeado Magistrado Classista Temporário da Justiça do Trabalho;</text:p>
              </text:list-item>
              <text:list-item>
                <text:p text:style-name="P35">aposentado nomeado Magistrado da Justiça Eleitoral; <text:span text:style-name="T13">[nesse caso, manterá o mesmo enquadramento no RGPS de antes de sua investidura]</text:span></text:p>
              </text:list-item>
              <text:list-item>
                <text:p text:style-name="P36">cooperado de cooperativa de produção que, nesta condição, presta serviço à sociedade cooperativa mediante remuneração ao trabalho executado;</text:p>
              </text:list-item>
              <text:list-item>
                <text:p text:style-name="P36">MEI optante pelo SIMPLES;</text:p>
                <text:list>
                  <text:list-item>
                    <text:p text:style-name="P36">MEI que trabalhe por conta própria → contribuição social de 5% sobre salário mínimo, <text:soft-page-break/>com possibilidade de complementação até 20% para fazer jus a Aposentadoria por Tempo de Contribuição;</text:p>
                  </text:list-item>
                  <text:list-item>
                    <text:p text:style-name="P36">MEI contratado por empresa → empresa recolhe Cota Patronal de 20% (22,5% p/ empresas financeiras) sobre a remuneração do <text:s/>MEI;</text:p>
                  </text:list-item>
                  <text:list-item>
                    <text:p text:style-name="P36">MEI que contrata 1 empregado → MEI recolhe Cota Patronal de 3% sobre a remuneração de seu empregado;</text:p>
                  </text:list-item>
                </text:list>
              </text:list-item>
              <text:list-item>
                <text:p text:style-name="P37">condutor autônomo (que só tem 1 veículo);</text:p>
              </text:list-item>
              <text:list-item>
                <text:p text:style-name="P37">auxiliar de condutor autônomo em regime de colaboração;</text:p>
              </text:list-item>
              <text:list-item>
                <text:p text:style-name="P37">comerciante ambulante ou camelô;</text:p>
              </text:list-item>
              <text:list-item>
                <text:p text:style-name="P38">membro de conselho fiscal de SA;</text:p>
              </text:list-item>
              <text:list-item>
                <text:p text:style-name="P38">aquele que presta serviço de natureza <text:span text:style-name="T1">não contínua</text:span>, por conta própria, a pessoa ou família, no âmbito <text:span text:style-name="T1">residencial</text:span> desta, <text:span text:style-name="T1">sem fins lucrativos</text:span>; <text:span text:style-name="T14">[diarista]</text:span></text:p>
              </text:list-item>
              <text:list-item>
                <text:p text:style-name="P39">notário, etc, titular de cartório, que detêm delegação do exercício da atividade notarial e de registro, <text:span text:style-name="T1">não remunerados pelo Poder Público</text:span>;</text:p>
              </text:list-item>
              <text:list-item>
                <text:p text:style-name="P40">pequeno feirante;</text:p>
              </text:list-item>
              <text:list-item>
                <text:p text:style-name="P40">PF que edifica obra de construção civil; <text:span text:style-name="T15">[não é o pedreiro, mas sim quem detém a posse da obra. Para a RFB, deve haver habitualidade e fins lucrativos]</text:span></text:p>
              </text:list-item>
              <text:list-item>
                <text:p text:style-name="P41">médico residente; <text:span text:style-name="T11">[residente → CI; plantonista → empregado]</text:span></text:p>
              </text:list-item>
              <text:list-item>
                <text:p text:style-name="P42">pescador parceiro/meador/arrendador que trabalhe em embarcação de médio ou grande porte; <text:span text:style-name="T16">[demais pescadores → Contribuinte Especial]</text:span></text:p>
              </text:list-item>
              <text:list-item>
                <text:p text:style-name="P43">incorporador imobiliário;</text:p>
              </text:list-item>
              <text:list-item>
                <text:p text:style-name="P44">bolsista da FHE;</text:p>
              </text:list-item>
              <text:list-item>
                <text:p text:style-name="P44">árbitro de futebol;</text:p>
              </text:list-item>
              <text:list-item>
                <text:p text:style-name="P44">membro de conselho tutelar, desde que exerça a função de forma remunerada;</text:p>
              </text:list-item>
              <text:list-item>
                <text:p text:style-name="P45">interventor, liquidante, administrador especial e diretor fiscal de instituição financeira.</text:p>
              </text:list-item>
            </text:list>
          </table:table-cell>
        </table:table-row>
      </table:table>
      <text:p text:style-name="P19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24">TRABALHADOR AVULSO</text:p>
            <text:p text:style-name="P46"/>
            <text:p text:style-name="P46">É aquele <text:span text:style-name="T1">sindicalizado ou não</text:span> que preste serviço de natureza <text:span text:style-name="T1">urbana ou rural</text:span> a diversas empresas sem vínculo empregatício, com intermediação obrigatória do <text:span text:style-name="T1">OGMO </text:span><text:span text:style-name="T2">ou sindicato da categoria</text:span><text:span text:style-name="T21">.</text:span></text:p>
          </table:table-cell>
        </table:table-row>
      </table:table>
      <text:p text:style-name="P19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47">SEGURADO ESPECIAL</text:p>
            <text:p text:style-name="P47"><text:span text:style-name="T4"/></text:p>
            <text:p text:style-name="P47"><text:span text:style-name="T4">PF residente no imóvel rural ou em aglomerado urban</text:span><text:span text:style-name="T5">o</text:span><text:span text:style-name="T4"> ou rural próximo que, individualmente ou em regime de economia familiar, ainda que com auxílio eventual de terceiros, na condição de:</text:span></text:p>
            <text:list xml:id="list4128445286" text:style-name="L8">
              <text:list-item>
                <text:p text:style-name="P48"><text:span text:style-name="T4">produtor;</text:span></text:p>
              </text:list-item>
              <text:list-item>
                <text:p text:style-name="P48"><text:span text:style-name="T4">pescador artesanal;</text:span></text:p>
              </text:list-item>
              <text:list-item>
                <text:p text:style-name="P48"><text:span text:style-name="T4">cônjuge ou companheiro, bem como filho maior de 16 anos, do segurado produtor ou pescador artesanal que tenham participação ativa nas atividades ruraisou pesqueiras artesanais do grupo familiar.</text:span></text:p>
              </text:list-item>
            </text:list>
            <text:p text:style-name="P49"><text:span text:style-name="T4"/></text:p>
            <text:p text:style-name="P50"><text:span text:style-name="T4">O “regime de economia familiar” permite uso de empregados contratados por </text:span>prazo determinado<text:span text:style-name="T4"> ou de CI, à razão de </text:span>120 pessoas/dia no ano civil<text:span text:style-name="T4">, em períodos corridos ou intercalados e, ainda, por tempo equivalente em horas de trabalho, </text:span>não sendo computado nesse prazo o período de afastamento em decorrência de percepção de Auxílio Doença<text:span text:style-name="T4">. </text:span><text:span text:style-name="T18">[1 empregado por 120 dias; ou 2 empregados por 60 </text:span><text:soft-page-break/><text:span text:style-name="T18">dias; ou 3 empregados por 40 dias…]</text:span></text:p>
            <text:p text:style-name="P50"><text:span text:style-name="T18"/></text:p>
            <text:p text:style-name="P51"><text:span text:style-name="T6">M</text:span><text:span text:style-name="T4">embro de grupo familiar que </text:span>possua outra fonte de renda é CI<text:span text:style-name="T4">, exceto nos seguintes casos:</text:span></text:p>
            <text:list xml:id="list3329637786" text:style-name="L9">
              <text:list-item>
                <text:p text:style-name="P52"><text:span text:style-name="T4">pensão por morte, auxílio acidente, auxílio reclusão, cujo valor &lt;= menor benefício de prestação continuada da previdência social;</text:span></text:p>
              </text:list-item>
              <text:list-item>
                <text:p text:style-name="P52"><text:span text:style-name="T4">previdência complementar de entidade classista rural;</text:span></text:p>
              </text:list-item>
              <text:list-item>
                <text:p text:style-name="P52"><text:span text:style-name="T4">atividade remunerada não superior a 120 dias, corridos ou intercalados, no ano civil;</text:span></text:p>
              </text:list-item>
              <text:list-item>
                <text:p text:style-name="P53"><text:span text:style-name="T4">mandato eletivo de dirigente sindical de organização de categoria de trabalhadores rurais;</text:span></text:p>
              </text:list-item>
              <text:list-item>
                <text:p text:style-name="P54"><text:span text:style-name="T4">mandato de vereador do município onde exerce atividade rural, ou de dirigente de cooperativa rural constituída exclusivamente por segurados especiais;</text:span></text:p>
              </text:list-item>
              <text:list-item>
                <text:p text:style-name="P55"><text:span text:style-name="T4">parceria ou meação na forma da legislação previdenciária; </text:span><text:span text:style-name="T17">[contrato escrito + imóvel rural com no máximo 4 módulos fiscais, sendo no máximo 50% do imóvel cedido p/ a parceria/meação </text:span><text:span text:style-name="T19">+ outorgante e outorgado devem continuar exercendo as suas atividades, individualmente ou em regime de economia familiar</text:span><text:span text:style-name="T17">]</text:span></text:p>
              </text:list-item>
              <text:list-item>
                <text:p text:style-name="P56"><text:span text:style-name="T4">atividade artesanal feita com matéria-prima produzida pelo próprio grupo familiar, ou de terceiros se renda mensal for inferior ao menor benefício de prestação continuada da previdência social;</text:span></text:p>
              </text:list-item>
              <text:list-item>
                <text:p text:style-name="P57"><text:span text:style-name="T4">atividade artística, desde que renda mensal inferior ao menor benefício de prestação continuada da previdência social.</text:span></text:p>
              </text:list-item>
            </text:list>
            <text:p text:style-name="P58"><text:span text:style-name="T4"/></text:p>
            <text:p text:style-name="P59"><text:span text:style-name="T4">Manterá a qualidade de segurado especial:</text:span></text:p>
            <text:list xml:id="list3259544841" text:style-name="L10">
              <text:list-item>
                <text:p text:style-name="P60"><text:span text:style-name="T4">exploração da atividade turística de propriedade rural, inclusive hospedagem, por não mais que 120 dias ao ano;</text:span></text:p>
              </text:list-item>
              <text:list-item>
                <text:p text:style-name="P60"><text:span text:style-name="T4">participar em previdência complementar de entidade classista a que seja associado, em razão da condição de trabalhador rural ou produtor rural em regime de economia familiar;</text:span></text:p>
              </text:list-item>
              <text:list-item>
                <text:p text:style-name="P60"><text:span text:style-name="T4">beneficiário ou integrante de grupo familiar que tenha alguém que seja beneficiário de programa assistencial oficial de governo;</text:span></text:p>
              </text:list-item>
              <text:list-item>
                <text:p text:style-name="P60"><text:span text:style-name="T4">uso pelo próprio grupo familiar de processo de beneficiamento ou industrialização artesanal;</text:span></text:p>
              </text:list-item>
              <text:list-item>
                <text:p text:style-name="P61"><text:span text:style-name="T4">associação em cooperativa agropecuária ou de crédito rural;</text:span></text:p>
              </text:list-item>
              <text:list-item>
                <text:p text:style-name="P61"><text:span text:style-name="T4">incidência do IPI sobre o produto das atividades desenvolvidas nos termos da legislação previdenciária, </text:span><text:span text:style-name="T7">desde que a participação do segurado especial ocorra: </text:span><text:span text:style-name="T20">[deve manter a atividade rural e PJ deve ser composta apenas de segurados especiais, com sede no mesmo Município ou em Município limítrofe àquele em que desenvolvam suas atividades]</text:span></text:p>
                <text:list>
                  <text:list-item>
                    <text:p text:style-name="P62"><text:span text:style-name="T4">em sociedade empresária;</text:span></text:p>
                  </text:list-item>
                  <text:list-item>
                    <text:p text:style-name="P62"><text:span text:style-name="T4">em sociedade simples;</text:span></text:p>
                  </text:list-item>
                  <text:list-item>
                    <text:p text:style-name="P62"><text:span text:style-name="T4">como empresário individual; ou</text:span></text:p>
                  </text:list-item>
                  <text:list-item>
                    <text:p text:style-name="P62"><text:span text:style-name="T4">como titular de EIReLi de objeto ou âmbito agrícola, agroindustrial ou agroturístico, considerada ME nos termos do SIMPLES.</text:span></text:p>
                  </text:list-item>
                </text:list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7499" officeooo:paragraph-rsid="001274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RGPS: segurados. Empresa e empregador doméstic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57:18.396000000</meta:creation-date>
    <dc:date>2018-04-25T18:35:47.317000000</dc:date>
    <meta:editing-duration>PT2H23M25S</meta:editing-duration>
    <meta:editing-cycles>47</meta:editing-cycles>
    <meta:generator>LibreOffice/6.0.1.1$Windows_X86_64 LibreOffice_project/60bfb1526849283ce2491346ed2aa51c465abfe6</meta:generator>
    <meta:document-statistic meta:table-count="6" meta:image-count="0" meta:object-count="0" meta:page-count="5" meta:paragraph-count="121" meta:word-count="1749" meta:character-count="11527" meta:non-whitespace-character-count="9968"/>
  </office:meta>
</office:document-meta>
</file>